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5616" calcext:value-type="float">
            <text:p>49.5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9416" calcext:value-type="float">
            <text:p>49.4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4016" calcext:value-type="float">
            <text:p>48.1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199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411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